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inherit" svg:font-family="inherit"/>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139in" loext:contextual-spacing="false" fo:text-indent="0in" style:auto-text-indent="false" fo:padding="0in" fo:border="none"/>
      <style:text-properties fo:font-variant="normal" fo:text-transform="none" style:font-name="Arial1" fo:font-size="12pt" fo:font-style="normal" fo:font-weight="normal" style:font-size-asian="12pt" style:font-size-complex="12pt"/>
    </style:style>
    <style:style style:name="P2" style:family="paragraph" style:parent-style-name="Text_20_body" style:list-style-name="L1">
      <style:paragraph-properties fo:margin-left="0in" fo:margin-right="0in" fo:margin-top="0in" fo:margin-bottom="0.139in" loext:contextual-spacing="false" fo:text-indent="0in" style:auto-text-indent="false" fo:padding="0in" fo:border="none"/>
      <style:text-properties fo:font-variant="normal" fo:text-transform="none" style:font-name="Arial1" fo:font-size="12pt" fo:font-style="normal" fo:font-weight="normal" style:font-size-asian="12pt" style:font-size-complex="12pt"/>
    </style:style>
    <style:style style:name="P3" style:family="paragraph" style:parent-style-name="Text_20_body">
      <style:paragraph-properties fo:margin-top="0in" fo:margin-bottom="0.139in" loext:contextual-spacing="false"/>
      <style:text-properties style:font-name="Arial1" fo:font-size="12pt" style:font-size-asian="12pt" style:font-size-complex="12pt"/>
    </style:style>
    <style:style style:name="P4" style:family="paragraph" style:parent-style-name="Text_20_body" style:list-style-name="L1">
      <style:paragraph-properties fo:margin-top="0in" fo:margin-bottom="0.139in" loext:contextual-spacing="false" fo:padding="0in" fo:border="none"/>
      <style:text-properties fo:font-variant="normal" fo:text-transform="none" style:font-name="Arial1" fo:font-size="12pt" fo:font-style="normal" fo:font-weight="normal" style:font-size-asian="12pt" style:font-size-complex="12pt"/>
    </style:style>
    <style:style style:name="T1" style:family="text">
      <style:text-properties fo:font-variant="normal" fo:text-transform="none" style:text-line-through-style="none" style:text-line-through-type="none" style:font-name="var wp--custom--button--typography--font-family" fo:font-style="normal" style:text-underline-style="none" style:text-blinking="false" loext:padding="0in" loext:border="none"/>
    </style:style>
    <style:style style:name="T2" style:family="text">
      <style:text-properties fo:font-variant="normal" fo:text-transform="none" loext:padding="0in" loext:border="none"/>
    </style:style>
    <style:style style:name="T3" style:family="text">
      <style:text-properties style:font-name="Arial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tracked-changes text:track-changes="false">
        <text:changed-region xml:id="ct2512218133680" text:id="ct2512218133680">
          <text:insertion>
            <office:change-info>
              <dc:creator>Unknown Author</dc:creator>
              <dc:date>2023-11-21T16:41:06.007000000</dc:date>
            </office:change-info>
          </text:insertion>
        </text:changed-region>
        <text:changed-region xml:id="ct2512218137040" text:id="ct2512218137040">
          <text:deletion>
            <office:change-info>
              <dc:creator>Unknown Author</dc:creator>
              <dc:date>2023-11-21T16:41:06.007000000</dc:date>
            </office:change-info>
            <text:p text:style-name="P3"><text:span text:style-name="T3">&lt;YEAR&gt; &lt;COPYRIGHT HOLDER&gt;</text:span></text:p>
          </text:deletion>
        </text:changed-region>
        <text:changed-region xml:id="ct2512218133920" text:id="ct2512218133920">
          <text:insertion>
            <office:change-info>
              <dc:creator>Unknown Author</dc:creator>
              <dc:date>2023-11-21T16:41:06.007000000</dc:date>
            </office:change-info>
          </text:insertion>
        </text:changed-region>
        <text:changed-region xml:id="ct2512218131520" text:id="ct2512218131520">
          <text:deletion>
            <office:change-info>
              <dc:creator>Unknown Author</dc:creator>
              <dc:date>2023-11-21T16:41:06.007000000</dc:date>
            </office:change-info>
            <text:p text:style-name="P1"><text:span text:style-name="T3">3. Neither the name of the copyright holder nor the names of its contributors may </text:span></text:p>
          </text:deletion>
        </text:changed-region>
        <text:changed-region xml:id="ct2512218138720" text:id="ct2512218138720">
          <text:deletion>
            <office:change-info>
              <dc:creator>Unknown Author</dc:creator>
              <dc:date>2023-11-21T16:41:06.007000000</dc:date>
            </office:change-info>
            <text:p text:style-name="P1"><text:span text:style-name="T3">specific </text:span></text:p>
          </text:deletion>
        </text:changed-region>
        <text:changed-region xml:id="ct2512218134400" text:id="ct2512218134400">
          <text:insertion>
            <office:change-info>
              <dc:creator>Unknown Author</dc:creator>
              <dc:date>2023-11-21T16:41:06.007000000</dc:date>
            </office:change-info>
          </text:insertion>
        </text:changed-region>
        <text:changed-region xml:id="ct2512218138000" text:id="ct2512218138000">
          <text:insertion>
            <office:change-info>
              <dc:creator>Unknown Author</dc:creator>
              <dc:date>2023-11-21T16:41:06.007000000</dc:date>
            </office:change-info>
          </text:insertion>
        </text:changed-region>
        <text:changed-region xml:id="ct2512218144960" text:id="ct2512218144960">
          <text:deletion>
            <office:change-info>
              <dc:creator>Unknown Author</dc:creator>
              <dc:date>2023-11-21T16:41:06.007000000</dc:date>
            </office:change-info>
            <text:p text:style-name="P3"><text:span text:style-name="T3">BY THE COPYRIGHT HOLDERS AND CONTRIBUTORS </text:span></text:p>
          </text:deletion>
        </text:changed-region>
        <text:changed-region xml:id="ct2512218141120" text:id="ct2512218141120">
          <text:insertion>
            <office:change-info>
              <dc:creator>Unknown Author</dc:creator>
              <dc:date>2023-11-21T16:41:06.007000000</dc:date>
            </office:change-info>
          </text:insertion>
        </text:changed-region>
        <text:changed-region xml:id="ct2512218140880" text:id="ct2512218140880">
          <text:deletion>
            <office:change-info>
              <dc:creator>Unknown Author</dc:creator>
              <dc:date>2023-11-21T16:41:06.007000000</dc:date>
            </office:change-info>
            <text:p text:style-name="P3"><text:span text:style-name="T3">EXPRESS</text:span></text:p>
          </text:deletion>
        </text:changed-region>
        <text:changed-region xml:id="ct2512218138960" text:id="ct2512218138960">
          <text:insertion>
            <office:change-info>
              <dc:creator>Unknown Author</dc:creator>
              <dc:date>2023-11-21T16:41:06.007000000</dc:date>
            </office:change-info>
          </text:insertion>
        </text:changed-region>
        <text:changed-region xml:id="ct2512218136560" text:id="ct2512218136560">
          <text:deletion>
            <office:change-info>
              <dc:creator>Unknown Author</dc:creator>
              <dc:date>2023-11-21T16:41:06.007000000</dc:date>
            </office:change-info>
            <text:p text:style-name="P3"><text:span text:style-name="T3">THE COPYRIGHT HOLDER OR </text:span></text:p>
          </text:deletion>
        </text:changed-region>
        <text:changed-region xml:id="ct2512218143040" text:id="ct2512218143040">
          <text:insertion>
            <office:change-info>
              <dc:creator>Unknown Author</dc:creator>
              <dc:date>2023-11-21T16:41:06.007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pyright <text:change-start text:change-id="ct2512218133680"/>(c) 2003 Entessa, LLC. All rights reserved.<text:change-end text:change-id="ct2512218133680"/><text:change text:change-id="ct2512218137040"/></text:p>
      <text:p text:style-name="P3">Redistribution and use in source and binary forms, with or without modification, are permitted provided that the following conditions are met:</text:p>
      <text:list xml:id="list2706270715" text:style-name="L1">
        <text:list-item>
          <text:p text:style-name="P2">Redistributions of source code must retain the above copyright notice, this list of conditions and the following disclaimer.</text:p>
        </text:list-item>
        <text:list-item>
          <text:p text:style-name="P2">Redistributions in binary form must reproduce the above copyright notice, this list of conditions and the following disclaimer in the documentation and/or other materials provided with the distribution.</text:p>
        </text:list-item>
        <text:list-item>
          <text:p text:style-name="P2"><text:change-start text:change-id="ct2512218133920"/>The end-user documentation included with the redistribution, if any, must include the following acknowledgment:<text:line-break/>“This product includes open source software developed by openSEAL (http://www.openseal.org/).”</text:p>
          <text:p text:style-name="P4">Alternately, this acknowledgment may appear in the software itself, if and wherever such third-party acknowledgments normally appear.</text:p>
        </text:list-item>
        <text:list-item>
          <text:p text:style-name="P2">The names “openSEAL” and “Entessa” must not <text:change-end text:change-id="ct2512218133920"/><text:change text:change-id="ct2512218131520"/>be used to endorse or promote products derived from this software without <text:change text:change-id="ct2512218138720"/>prior written permission<text:change-start text:change-id="ct2512218134400"/>. For written permission, please contact epl@entessa.com<text:change-end text:change-id="ct2512218134400"/>.</text:p>
        </text:list-item>
        <text:list-item>
          <text:p text:style-name="P2"><text:change-start text:change-id="ct2512218138000"/>Products derived from this software may not be called “openSEAL”, nor may “openSEAL” appear in their name, without prior written permission of Entessa.</text:p>
        </text:list-item>
      </text:list>
      <text:p text:style-name="P3"><text:change-end text:change-id="ct2512218138000"/>THIS SOFTWARE IS PROVIDED <text:change text:change-id="ct2512218144960"/>“AS IS” AND ANY <text:change-start text:change-id="ct2512218141120"/>EXPRESSED<text:change-end text:change-id="ct2512218141120"/><text:change text:change-id="ct2512218140880"/> OR IMPLIED WARRANTIES, INCLUDING, BUT NOT LIMITED TO, THE IMPLIED WARRANTIES OF MERCHANTABILITY AND FITNESS FOR A PARTICULAR PURPOSE ARE DISCLAIMED. IN NO EVENT SHALL <text:change-start text:change-id="ct2512218138960"/>ENTESSA, LLC, OPENSEAL OR ITS <text:change-end text:change-id="ct2512218138960"/><text:change text:change-id="ct2512218136560"/>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change-start text:change-id="ct2512218143040"/><text:line-break/>============================================================</text:p>
      <text:p text:style-name="P3">This software consists of voluntary contributions made by many individuals on behalf of openSEAL and was originally based on software contributed by Entessa, LLC, http://www.entessa.com. For more information on the openSEAL, please see &lt;http://www.openseal.org/&gt;.<text:change-end text:change-id="ct251221814304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inherit" svg:font-family="inherit"/>
    <style:font-face style:name="var wp--custom--button--typography--font-family" svg:font-family="'var wp--custom--button--typography--font-family'"/>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1T16:39:54.345000000</meta:creation-date>
    <dc:date>2023-11-21T16:42:49.441000000</dc:date>
    <meta:editing-duration>PT2M56S</meta:editing-duration>
    <meta:editing-cycles>2</meta:editing-cycles>
    <meta:generator>LibreOffice/6.3.4.2$Windows_X86_64 LibreOffice_project/60da17e045e08f1793c57c00ba83cdfce946d0aa</meta:generator>
    <meta:document-statistic meta:table-count="0" meta:image-count="0" meta:object-count="0" meta:page-count="1" meta:paragraph-count="10" meta:word-count="318" meta:character-count="2265" meta:non-whitespace-character-count="1962"/>
  </office:meta>
</office:document-meta>
</file>